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8_3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</text:p>
      <text:p text:style-name="P2">Signed letter<text:tab/>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Mrs. Elias Levy &amp; Mrs. Samuel Hart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 photocopy is available in Box 19, FF 5.</text:p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2">To Mrs Elias Levy and Mrs Samuel Hart/</text:p>
      <text:p text:style-name="P2"/>
      <text:p text:style-name="P2">Respected Ladies/</text:p>
      <text:p text:style-name="P2"><text:tab/>I would have allowed no time/ to elapse to acknowledge the receipt of the/ ministerial garment which you, on behalf/ of other Ladies of our Community, presented/ me, had not the holidays prevented me from/ so doing./</text:p>
      <text:p text:style-name="P2"><text:tab/>However, it is not by mere words, which/ might be deemed the vain utterance of lips,/ that I wish to evince my thankfulness,/ but by striving to become worthy of the/ estimation you have been pleased to show me./ <text:s/>The beautiful vesture which you so/</text:p>
      <text:p text:style-name="P2"/>
      <text:p text:style-name="P2">[Page 2]</text:p>
      <text:p text:style-name="P2">readily prepared, and with which I/ am dressed while offering prayer in/ the house of god, is partly calculated/ to remind me of the duties attached to/ my office. <text:s/>To fulfill them/ efficiently and satisfactorily, is the/ earnest desire of your/</text:p>
      <text:p text:style-name="P2"><text:tab/><text:tab/><text:tab/><text:tab/><text:tab/>Respected Ladie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16T13:34:14</meta:creation-date>
    <dc:date>2012-03-15T14:03:59.08</dc:date>
    <dc:language>en-US</dc:language>
    <meta:editing-cycles>3</meta:editing-cycles>
    <meta:editing-duration>PT00H06M58S</meta:editing-duration>
    <meta:document-statistic meta:table-count="0" meta:image-count="0" meta:object-count="0" meta:page-count="2" meta:paragraph-count="69" meta:word-count="312" meta:character-count="2080"/>
    <dc:creator>Penn Libraries</dc:creator>
    <meta:user-defined meta:name="Info 1"/>
    <meta:user-defined meta:name="Info 2"/>
    <meta:user-defined meta:name="Info 3"/>
    <meta:user-defined meta:name="Info 4"/>
  </office:meta>
</office:document-meta>
</file>